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201in"/>
    </style:style>
    <style:style style:name="co2" style:family="table-column">
      <style:table-column-properties fo:break-before="auto" style:column-width="9.8173in"/>
    </style:style>
    <style:style style:name="co3" style:family="table-column">
      <style:table-column-properties fo:break-before="auto" style:column-width="1.5016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0.5028in"/>
    </style:style>
    <style:style style:name="co6" style:family="table-column">
      <style:table-column-properties fo:break-before="auto" style:column-width="0.850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2.535in" svg:height="4.2366in" svg:x="0.7327in" svg:y="1.6839in">
            <draw:object draw:notify-on-update-of-ranges="Sheet1.B3:Sheet1.B10 Sheet1.B3:Sheet1.B10 Sheet1.C3:Sheet1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Hierarchy</text:p>
          </table:table-cell>
          <table:table-cell office:value-type="string">
            <text:p>Name (location)</text:p>
          </table:table-cell>
          <table:table-cell office:value-type="string">
            <text:p>Time/Call [ns]</text:p>
          </table:table-cell>
          <table:table-cell office:value-type="string">
            <text:p>Samples</text:p>
          </table:table-cell>
          <table:table-cell office:value-type="string">
            <text:p>Calls</text:p>
          </table:table-cell>
          <table:table-cell office:value-type="string">
            <text:p>% Time</text:p>
          </table:table-cell>
        </table:table-row>
        <table:table-row table:style-name="ro2">
          <table:table-cell office:value-type="string">
            <text:p>+-</text:p>
          </table:table-cell>
          <table:table-cell office:value-type="string">
            <text:p>Summary</text:p>
          </table:table-cell>
          <table:table-cell/>
          <table:table-cell office:value-type="float" office:value="203">
            <text:p>203</text:p>
          </table:table-cell>
          <table:table-cell/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<text:s text:c="2"/>+-</text:p>
          </table:table-cell>
          <table:table-cell office:value-type="string">
            <text:p>cv::videostab::estimateGlobalMotionRansac(cv::_InputArray const&amp;, cv::_InputArray const&amp;, int, cv::videostab::RansacParams const&amp;, float*, int*)</text:p>
          </table:table-cell>
          <table:table-cell office:value-type="float" office:value="133079">
            <text:p>133079</text:p>
          </table:table-cell>
          <table:table-cell office:value-type="float" office:value="7">
            <text:p>7</text:p>
          </table:table-cell>
          <table:table-cell office:value-type="float" office:value="526">
            <text:p>526</text:p>
          </table:table-cell>
          <table:table-cell office:value-type="float" office:value="3.4482758">
            <text:p>3.4482758</text:p>
          </table:table-cell>
        </table:table-row>
        <table:table-row table:style-name="ro2">
          <table:table-cell office:value-type="string">
            <text:p><text:s text:c="2"/>+-</text:p>
          </table:table-cell>
          <table:table-cell office:value-type="string">
            <text:p>cv::videostab::KeypointBasedMotionEstimator::estimate(cv::Mat const&amp;, cv::Mat const&amp;, bool*)</text:p>
          </table:table-cell>
          <table:table-cell office:value-type="float" office:value="19011">
            <text:p>19011</text:p>
          </table:table-cell>
          <table:table-cell office:value-type="float" office:value="1">
            <text:p>1</text:p>
          </table:table-cell>
          <table:table-cell office:value-type="float" office:value="526">
            <text:p>526</text:p>
          </table:table-cell>
          <table:table-cell office:value-type="float" office:value="0.49261084">
            <text:p>0.49261084</text:p>
          </table:table-cell>
        </table:table-row>
        <table:table-row table:style-name="ro2">
          <table:table-cell office:value-type="string">
            <text:p><text:s text:c="2"/>+-</text:p>
          </table:table-cell>
          <table:table-cell office:value-type="string">
            <text:p>cv::Mat::operator=(cv::Mat const&amp;)</text:p>
          </table:table-cell>
          <table:table-cell office:value-type="float" office:value="6536">
            <text:p>6536</text:p>
          </table:table-cell>
          <table:table-cell office:value-type="float" office:value="42">
            <text:p>42</text:p>
          </table:table-cell>
          <table:table-cell office:value-type="float" office:value="64252">
            <text:p>64252</text:p>
          </table:table-cell>
          <table:table-cell office:value-type="float" office:value="20.689655">
            <text:p>20.689655</text:p>
          </table:table-cell>
        </table:table-row>
        <table:table-row table:style-name="ro1">
          <table:table-cell office:value-type="string">
            <text:p><text:s text:c="2"/>+-</text:p>
          </table:table-cell>
          <table:table-cell office:value-type="string">
            <text:p>cv::videostab::getMotion(int, int, std::vector&lt;cv::Mat, std::allocator&lt;cv::Mat&gt; &gt; const&amp;)</text:p>
          </table:table-cell>
          <table:table-cell office:value-type="float" office:value="1218">
            <text:p>1218</text:p>
          </table:table-cell>
          <table:table-cell office:value-type="float" office:value="5">
            <text:p>5</text:p>
          </table:table-cell>
          <table:table-cell office:value-type="float" office:value="41047">
            <text:p>41047</text:p>
          </table:table-cell>
          <table:table-cell office:value-type="float" office:value="2.4630542">
            <text:p>2.4630542</text:p>
          </table:table-cell>
        </table:table-row>
        <table:table-row table:style-name="ro1">
          <table:table-cell office:value-type="string">
            <text:p><text:s text:c="2"/>+-</text:p>
          </table:table-cell>
          <table:table-cell office:value-type="string">
            <text:p>cv::videostab::normalizePoints(int, cv::Point_&lt;float&gt;*)</text:p>
          </table:table-cell>
          <table:table-cell office:value-type="float" office:value="528">
            <text:p>528</text:p>
          </table:table-cell>
          <table:table-cell office:value-type="float" office:value="2">
            <text:p>2</text:p>
          </table:table-cell>
          <table:table-cell office:value-type="float" office:value="37872">
            <text:p>37872</text:p>
          </table:table-cell>
          <table:table-cell office:value-type="float" office:value="0.9852217">
            <text:p>0.9852217</text:p>
          </table:table-cell>
        </table:table-row>
        <table:table-row table:style-name="ro1">
          <table:table-cell office:value-type="string">
            <text:p><text:s text:c="2"/>+-</text:p>
          </table:table-cell>
          <table:table-cell office:value-type="string">
            <text:p>cv::videostab::estimateGlobMotionLeastSquaresAffine(int, cv::Point_&lt;float&gt;*, cv::Point_&lt;float&gt;*, float*)</text:p>
          </table:table-cell>
          <table:table-cell office:value-type="float" office:value="528">
            <text:p>528</text:p>
          </table:table-cell>
          <table:table-cell office:value-type="float" office:value="1">
            <text:p>1</text:p>
          </table:table-cell>
          <table:table-cell office:value-type="float" office:value="18936">
            <text:p>18936</text:p>
          </table:table-cell>
          <table:table-cell office:value-type="float" office:value="0.49261084">
            <text:p>0.49261084</text:p>
          </table:table-cell>
        </table:table-row>
        <table:table-row table:style-name="ro1">
          <table:table-cell office:value-type="string">
            <text:p><text:s text:c="2"/>+-</text:p>
          </table:table-cell>
          <table:table-cell office:value-type="string">
            <text:p>cv::operator+=(cv::Mat const&amp;, cv::MatExpr const&amp;)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float" office:value="41047">
            <text:p>41047</text:p>
          </table:table-cell>
          <table:table-cell office:value-type="float" office:value="0.49261084">
            <text:p>0.49261084</text:p>
          </table:table-cell>
        </table:table-row>
        <table:table-row table:style-name="ro2">
          <table:table-cell office:value-type="string">
            <text:p><text:s text:c="2"/>+-</text:p>
          </table:table-cell>
          <table:table-cell office:value-type="string">
            <text:p>cv::Mat::Mat(cv::Mat const&amp;)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43537">
            <text:p>43537</text:p>
          </table:table-cell>
          <table:table-cell office:value-type="float" office:value="0.49261084">
            <text:p>0.492610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0T16:14:48</dc:date>
    <dc:creator>Rodrigo Cayón</dc:creator>
    <meta:generator>LibreOffice/3.6$Linux_x86 LibreOffice_project/58f22d5-270d05a-e2abed1-ea17a85-9b5702</meta:generator>
    <meta:editing-duration>P0D</meta:editing-duration>
    <meta:editing-cycles>1</meta:editing-cycles>
    <meta:document-statistic meta:table-count="1" meta:cell-count="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1.84cm" svg:height="10.762cm" xlink:href=".." xlink:type="simple" chart:class="chart:circle" chart:style-name="ch1">
        <chart:legend chart:legend-position="end" svg:x="11.913cm" svg:y="3.541cm" style:legend-expansion="high" chart:style-name="ch2"/>
        <chart:plot-area chart:style-name="ch3" table:cell-range-address="Sheet1.B3:Sheet1.C10" chart:data-source-has-labels="both" svg:x="0.636cm" svg:y="0.78cm" svg:width="10.641cm" svg:height="9.767cm">
          <chartooo:coordinate-region svg:x="1.073cm" svg:y="0.781cm" svg:width="9.766cm" svg:height="9.766cm"/>
          <chart:axis chart:dimension="x" chart:name="primary-x" chart:style-name="ch4" chartooo:axis-type="auto">
            <chartooo:date-scale/>
            <chart:categories table:cell-range-address="Sheet1.B3:Sheet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0" chart:label-cell-address="Sheet1.B3:Sheet1.B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v::videostab::estimateGlobalMotionRansac(cv::_InputArray const&amp;, cv::_InputArray const&amp;, int, cv::videostab::RansacParams const&amp;, float*, int*) cv::videostab::KeypointBasedMotionEstimator::estimate(cv::Mat const&amp;, cv::Mat const&amp;, bool*) cv::Mat::operator=(cv::Mat const&amp;) cv::videostab::getMotion(int, int, std::vector&lt;cv::Mat, std::allocator&lt;cv::Mat&gt; &gt; const&amp;) cv::videostab::normalizePoints(int, cv::Point_&lt;float&gt;*) cv::videostab::estimateGlobMotionLeastSquaresAffine(int, cv::Point_&lt;float&gt;*, cv::Point_&lt;float&gt;*, float*) cv::operator+=(cv::Mat const&amp;, cv::MatExpr const&amp;) cv::Mat::Mat(cv::Mat const&amp;)</text:p>
                <text:list>
                  <text:list-item>
                    <text:p>cv::videostab::estimateGlobalMotionRansac(cv::_InputArray const&amp;, cv::_InputArray const&amp;, int, cv::videostab::RansacParams const&amp;, float*, int*)</text:p>
                  </text:list-item>
                  <text:list-item>
                    <text:p>cv::videostab::KeypointBasedMotionEstimator::estimate(cv::Mat const&amp;, cv::Mat const&amp;, bool*)</text:p>
                  </text:list-item>
                  <text:list-item>
                    <text:p>cv::Mat::operator=(cv::Mat const&amp;)</text:p>
                  </text:list-item>
                  <text:list-item>
                    <text:p>cv::videostab::getMotion(int, int, std::vector&lt;cv::Mat, std::allocator&lt;cv::Mat&gt; &gt; const&amp;)</text:p>
                  </text:list-item>
                  <text:list-item>
                    <text:p>cv::videostab::normalizePoints(int, cv::Point_&lt;float&gt;*)</text:p>
                  </text:list-item>
                  <text:list-item>
                    <text:p>cv::videostab::estimateGlobMotionLeastSquaresAffine(int, cv::Point_&lt;float&gt;*, cv::Point_&lt;float&gt;*, float*)</text:p>
                  </text:list-item>
                  <text:list-item>
                    <text:p>cv::operator+=(cv::Mat const&amp;, cv::MatExpr const&amp;)</text:p>
                  </text:list-item>
                  <text:list-item>
                    <text:p>cv::Mat::Mat(cv::Mat const&amp;)</text:p>
                  </text:list-item>
                </text:list>
                <draw:g>
                  <svg:desc>Sheet1.B3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v::videostab::estimateGlobalMotionRansac(cv::_InputArray const&amp;, cv::_InputArray const&amp;, int, cv::videostab::RansacParams const&amp;, float*, int*)</text:p>
                <draw:g>
                  <svg:desc>Sheet1.B3:Sheet1.B10</svg:desc>
                </draw:g>
              </table:table-cell>
              <table:table-cell office:value-type="float" office:value="133079">
                <text:p>133079</text:p>
                <draw:g>
                  <svg:desc>Sheet1.C3:Sheet1.C10</svg:desc>
                </draw:g>
              </table:table-cell>
            </table:table-row>
            <table:table-row>
              <table:table-cell office:value-type="string">
                <text:p>cv::videostab::KeypointBasedMotionEstimator::estimate(cv::Mat const&amp;, cv::Mat const&amp;, bool*)</text:p>
              </table:table-cell>
              <table:table-cell office:value-type="float" office:value="19011">
                <text:p>19011</text:p>
              </table:table-cell>
            </table:table-row>
            <table:table-row>
              <table:table-cell office:value-type="string">
                <text:p>cv::Mat::operator=(cv::Mat const&amp;)</text:p>
              </table:table-cell>
              <table:table-cell office:value-type="float" office:value="6536">
                <text:p>6536</text:p>
              </table:table-cell>
            </table:table-row>
            <table:table-row>
              <table:table-cell office:value-type="string">
                <text:p>cv::videostab::getMotion(int, int, std::vector&lt;cv::Mat, std::allocator&lt;cv::Mat&gt; &gt; const&amp;)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cv::videostab::normalizePoints(int, cv::Point_&lt;float&gt;*)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cv::videostab::estimateGlobMotionLeastSquaresAffine(int, cv::Point_&lt;float&gt;*, cv::Point_&lt;float&gt;*, float*)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cv::operator+=(cv::Mat const&amp;, cv::MatExpr const&amp;)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cv::Mat::Mat(cv::Mat const&amp;)</text:p>
              </table:table-cell>
              <table:table-cell office:value-type="float" office:value="229">
                <text:p>2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58f22d5-270d05a-e2abed1-ea17a85-9b5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